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011" officeooo:paragraph-rsid="00044011"/>
    </style:style>
    <style:style style:name="P2" style:family="paragraph" style:parent-style-name="Standard" style:list-style-name="L1">
      <style:text-properties officeooo:rsid="00044011" officeooo:paragraph-rsid="00044011"/>
    </style:style>
    <style:style style:name="P3" style:family="paragraph" style:parent-style-name="Standard" style:list-style-name="L2">
      <style:text-properties officeooo:rsid="00044011" officeooo:paragraph-rsid="00044011"/>
    </style:style>
    <style:style style:name="P4" style:family="paragraph" style:parent-style-name="Standard" style:list-style-name="L1">
      <style:text-properties officeooo:rsid="00046a34" officeooo:paragraph-rsid="00046a34"/>
    </style:style>
    <style:style style:name="P5" style:family="paragraph" style:parent-style-name="Standard" style:list-style-name="L2">
      <style:text-properties officeooo:rsid="00046a34" officeooo:paragraph-rsid="00046a34"/>
    </style:style>
    <style:style style:name="P6" style:family="paragraph" style:parent-style-name="Standard" style:list-style-name="L1">
      <style:text-properties officeooo:rsid="0004ad40" officeooo:paragraph-rsid="0004ad40"/>
    </style:style>
    <style:style style:name="P7" style:family="paragraph" style:parent-style-name="Standard" style:list-style-name="L2">
      <style:text-properties officeooo:rsid="0004ad40" officeooo:paragraph-rsid="0004ad40"/>
    </style:style>
    <style:style style:name="P8" style:family="paragraph" style:parent-style-name="Standard" style:list-style-name="L2">
      <style:text-properties officeooo:rsid="00057e9a" officeooo:paragraph-rsid="00057e9a"/>
    </style:style>
    <style:style style:name="T1" style:family="text">
      <style:text-properties officeooo:rsid="00046a34"/>
    </style:style>
    <style:style style:name="T2" style:family="text">
      <style:text-properties officeooo:rsid="0004ad40"/>
    </style:style>
    <style:style style:name="T3" style:family="text">
      <style:text-properties officeooo:rsid="00057e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de valores limites</text:p>
      <text:list xml:id="list814776336" text:style-name="L1">
        <text:list-item>
          <text:p text:style-name="P2">Peão inicial movimenta duas casas para frente</text:p>
        </text:list-item>
        <text:list-item>
          <text:p text:style-name="P2">Peça de cor preta tenta ficar na mesma casa que outra peça de cor preta</text:p>
        </text:list-item>
        <text:list-item>
          <text:p text:style-name="P2">Peça de cor branca tenta ficar na mesma casa que outra peça de cor branca</text:p>
        </text:list-item>
        <text:list-item>
          <text:p text:style-name="P2">Peça de cor branca tenta se movimentar para fora do tabuleiro</text:p>
        </text:list-item>
        <text:list-item>
          <text:p text:style-name="P2">Peça de cor preta tenta se movimentar para fora do tabuleiro</text:p>
        </text:list-item>
        <text:list-item>
          <text:p text:style-name="P2">Bispo preto tenta atravessar o tabuleiro passando por uma peça branca</text:p>
        </text:list-item>
        <text:list-item>
          <text:p text:style-name="P2">Torre branca tenta atravessar o tabuleiro passando por uma peça preta</text:p>
        </text:list-item>
        <text:list-item>
          <text:p text:style-name="P4">Rei realiza movimento em que se coloca em xeque</text:p>
        </text:list-item>
        <text:list-item>
          <text:p text:style-name="P4">Rei sofre xeque mate</text:p>
        </text:list-item>
        <text:list-item>
          <text:p text:style-name="P6">Peão tenta retroceder</text:p>
        </text:list-item>
      </text:list>
      <text:p text:style-name="P1"/>
      <text:p text:style-name="P1">Teste de equivalência</text:p>
      <text:list xml:id="list2634136754" text:style-name="L2">
        <text:list-item>
          <text:p text:style-name="P3">Peão na borda <text:span text:style-name="T1">direita branco </text:span>se movimenta 1 casa para frente</text:p>
        </text:list-item>
        <text:list-item>
          <text:p text:style-name="P3">Torre da direita preta se movimenta 4 casas para a horizontal <text:span text:style-name="T2">esquerda</text:span></text:p>
        </text:list-item>
        <text:list-item>
          <text:p text:style-name="P3">Bispo da esquerda branco se movimenta 5 casas na diagonal <text:span text:style-name="T2">direita</text:span></text:p>
        </text:list-item>
        <text:list-item>
          <text:p text:style-name="P3">Cavalo <text:span text:style-name="T1">da direita preto </text:span>se movimenta para a esquerda </text:p>
        </text:list-item>
        <text:list-item>
          <text:p text:style-name="P3">Rainha <text:span text:style-name="T1">preta </text:span>se movimenta 2 casas para trás</text:p>
        </text:list-item>
        <text:list-item>
          <text:p text:style-name="P5">Rei branco se movimenta 1 casa para a direita</text:p>
        </text:list-item>
        <text:list-item>
          <text:p text:style-name="P7">Peão preto captura peça branca</text:p>
        </text:list-item>
        <text:list-item>
          <text:p text:style-name="P8">Jogador da direita escolhe suas peças personalizadas mudando quantidade de bispos</text:p>
        </text:list-item>
        <text:list-item>
          <text:p text:style-name="P8">Jogador da esquerda escolhe suas peças personalizadas mudando quantidade de torres</text:p>
        </text:list-item>
        <text:list-item>
          <text:p text:style-name="P7"><text:span text:style-name="T3">Os dois jogadores escolhem suas peças personalizadas</text:span> <text:span text:style-name="T3">mudando quantidade de rainhas e bispos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5:28:57.525000000</meta:creation-date>
    <dc:date>2019-11-07T17:03:29.921000000</dc:date>
    <meta:editing-duration>PT37M8S</meta:editing-duration>
    <meta:editing-cycles>2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22" meta:word-count="224" meta:character-count="1243" meta:non-whitespace-character-count="1060"/>
  </office:meta>
</office:document-meta>
</file>